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d2d9" officeooo:paragraph-rsid="000ad2d9" style:font-weight-asian="bold" style:font-weight-complex="bold"/>
    </style:style>
    <style:style style:name="P2" style:family="paragraph" style:parent-style-name="Standard">
      <style:text-properties fo:font-weight="normal" officeooo:rsid="000ad2d9" officeooo:paragraph-rsid="000ad2d9" style:font-weight-asian="normal" style:font-weight-complex="normal"/>
    </style:style>
    <style:style style:name="P3" style:family="paragraph" style:parent-style-name="Standard">
      <style:text-properties style:text-position="0% 100%" fo:font-weight="normal" officeooo:rsid="000d8522" officeooo:paragraph-rsid="000d8522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16d52" officeooo:paragraph-rsid="00116d52" style:font-weight-asian="normal" style:font-weight-complex="normal"/>
    </style:style>
    <style:style style:name="P5" style:family="paragraph" style:parent-style-name="Standard">
      <style:text-properties style:text-position="0% 100%" style:font-name="Liberation Serif" fo:font-weight="normal" officeooo:rsid="00116d52" officeooo:paragraph-rsid="00116d52" style:font-name-asian="Noto Sans CJK SC Regular" style:font-weight-asian="normal" style:font-name-complex="Lohit Devanagari" style:font-weight-complex="normal"/>
    </style:style>
    <style:style style:name="P6" style:family="paragraph" style:parent-style-name="Standard">
      <style:text-properties officeooo:rsid="001878ab" officeooo:paragraph-rsid="0019f834"/>
    </style:style>
    <style:style style:name="P7" style:family="paragraph" style:parent-style-name="Standard">
      <style:text-properties officeooo:rsid="0019f834" officeooo:paragraph-rsid="0019f834"/>
    </style:style>
    <style:style style:name="P8" style:family="paragraph" style:parent-style-name="Standard">
      <style:text-properties officeooo:paragraph-rsid="001b9bf7"/>
    </style:style>
    <style:style style:name="P9" style:family="paragraph" style:parent-style-name="Standard">
      <style:text-properties officeooo:paragraph-rsid="001c184d"/>
    </style:style>
    <style:style style:name="P10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officeooo:rsid="000ad2d9" officeooo:paragraph-rsid="000ad2d9"/>
    </style:style>
    <style:style style:name="P11" style:family="paragraph" style:parent-style-name="Standard" style:list-style-name="L1">
      <style:text-properties officeooo:paragraph-rsid="000c66db"/>
    </style:style>
    <style:style style:name="P12" style:family="paragraph" style:parent-style-name="Standard" style:list-style-name="L1">
      <style:text-properties officeooo:paragraph-rsid="00126eec"/>
    </style:style>
    <style:style style:name="P13" style:family="paragraph" style:parent-style-name="Standard" style:list-style-name="L1">
      <style:text-properties officeooo:paragraph-rsid="001878ab"/>
    </style:style>
    <style:style style:name="P14" style:family="paragraph" style:parent-style-name="Standard" style:list-style-name="L1">
      <style:text-properties fo:font-weight="normal" officeooo:rsid="000c66db" officeooo:paragraph-rsid="000c66db" style:font-weight-asian="normal" style:font-weight-complex="normal"/>
    </style:style>
    <style:style style:name="P15" style:family="paragraph" style:parent-style-name="Standard" style:list-style-name="L1">
      <style:text-properties officeooo:rsid="000c66db" officeooo:paragraph-rsid="00126eec"/>
    </style:style>
    <style:style style:name="P16" style:family="paragraph" style:parent-style-name="Standard" style:list-style-name="L1">
      <style:text-properties officeooo:rsid="000c66db" officeooo:paragraph-rsid="00116d52"/>
    </style:style>
    <style:style style:name="P17" style:family="paragraph" style:parent-style-name="Standard" style:list-style-name="L1">
      <style:text-properties officeooo:rsid="000d8522" officeooo:paragraph-rsid="000d8522"/>
    </style:style>
    <style:style style:name="P18" style:family="paragraph" style:parent-style-name="Standard" style:list-style-name="L1">
      <style:text-properties style:text-position="0% 100%" fo:font-weight="normal" officeooo:rsid="000d8522" officeooo:paragraph-rsid="000d8522" style:font-weight-asian="normal" style:font-weight-complex="normal"/>
    </style:style>
    <style:style style:name="P19" style:family="paragraph" style:parent-style-name="Standard" style:list-style-name="L1">
      <style:text-properties style:text-position="0% 100%" fo:font-weight="normal" officeooo:rsid="00116d52" officeooo:paragraph-rsid="00116d52" style:font-weight-asian="normal" style:font-weight-complex="normal"/>
    </style:style>
    <style:style style:name="P20" style:family="paragraph" style:parent-style-name="Standard" style:list-style-name="L1">
      <style:text-properties style:text-position="0% 100%" fo:font-weight="normal" officeooo:rsid="0010c22d" officeooo:paragraph-rsid="0010c22d" style:font-weight-asian="normal" style:font-weight-complex="normal"/>
    </style:style>
    <style:style style:name="P21" style:family="paragraph" style:parent-style-name="Standard" style:list-style-name="L2">
      <style:text-properties style:text-position="0% 100%" style:font-name="Liberation Serif1" fo:font-size="12pt" fo:font-weight="normal" officeooo:rsid="0014a344" officeooo:paragraph-rsid="0014a344" style:font-name-asian="Liberation Serif1" style:font-size-asian="10.5pt" style:font-weight-asian="normal" style:font-name-complex="Liberation Serif1" style:font-size-complex="12pt" style:font-weight-complex="normal"/>
    </style:style>
    <style:style style:name="P22" style:family="paragraph" style:parent-style-name="Standard" style:list-style-name="L2">
      <style:text-properties style:text-position="0% 100%" style:font-name="Liberation Serif1" fo:font-size="12pt" fo:font-weight="normal" officeooo:rsid="0015a621" officeooo:paragraph-rsid="00179bda" style:font-name-asian="Liberation Serif1" style:font-size-asian="10.5pt" style:font-weight-asian="normal" style:font-name-complex="Liberation Serif1" style:font-size-complex="12pt" style:font-weight-complex="normal"/>
    </style:style>
    <style:style style:name="P23" style:family="paragraph" style:parent-style-name="Standard" style:list-style-name="L1">
      <style:text-properties style:text-position="0% 100%" style:font-name="Liberation Serif1" fo:font-size="12pt" fo:font-weight="normal" officeooo:rsid="0015a621" officeooo:paragraph-rsid="0015a621" style:font-name-asian="Liberation Serif1" style:font-size-asian="10.5pt" style:font-weight-asian="normal" style:font-name-complex="Liberation Serif1" style:font-size-complex="12pt" style:font-weight-complex="normal"/>
    </style:style>
    <style:style style:name="P24" style:family="paragraph" style:parent-style-name="Standard" style:list-style-name="L2">
      <style:text-properties style:text-position="0% 100%" style:font-name="Liberation Serif1" fo:font-size="12pt" fo:font-weight="normal" officeooo:rsid="00179bda" officeooo:paragraph-rsid="00179bda" style:font-name-asian="Liberation Serif1" style:font-size-asian="10.5pt" style:font-weight-asian="normal" style:font-name-complex="Liberation Serif1" style:font-size-complex="12pt" style:font-weight-complex="normal"/>
    </style:style>
    <style:style style:name="P25" style:family="paragraph" style:parent-style-name="Standard" style:list-style-name="L3">
      <style:text-properties style:text-position="0% 100%" style:font-name="Liberation Serif1" fo:font-size="12pt" fo:font-weight="normal" officeooo:rsid="001878ab" officeooo:paragraph-rsid="0019f834" style:font-name-asian="Liberation Serif1" style:font-size-asian="10.5pt" style:font-weight-asian="normal" style:font-name-complex="Liberation Serif1" style:font-size-complex="12pt" style:font-weight-complex="normal"/>
    </style:style>
    <style:style style:name="P26" style:family="paragraph" style:parent-style-name="Standard">
      <style:text-properties style:text-position="0% 100%" style:font-name="Liberation Serif1" fo:font-size="12pt" fo:font-weight="normal" officeooo:rsid="0019f834" officeooo:paragraph-rsid="0019f834" style:font-name-asian="Liberation Serif1" style:font-size-asian="10.5pt" style:font-weight-asian="normal" style:font-name-complex="Liberation Serif1" style:font-size-complex="12pt" style:font-weight-complex="normal"/>
    </style:style>
    <style:style style:name="P27" style:family="paragraph" style:parent-style-name="Standard" style:list-style-name="L1">
      <style:text-properties style:text-position="0% 100%" style:font-name="Liberation Serif1" fo:font-size="12pt" fo:font-weight="normal" officeooo:rsid="0019f834" officeooo:paragraph-rsid="0019f834" style:font-name-asian="Liberation Serif1" style:font-size-asian="10.5pt" style:font-weight-asian="normal" style:font-name-complex="Liberation Serif1" style:font-size-complex="12pt" style:font-weight-complex="normal"/>
    </style:style>
    <style:style style:name="P28" style:family="paragraph" style:parent-style-name="Standard" style:list-style-name="L4">
      <style:text-properties style:text-position="0% 100%" style:font-name="Liberation Serif1" fo:font-size="12pt" fo:font-weight="normal" officeooo:rsid="0019f834" officeooo:paragraph-rsid="0019f834" style:font-name-asian="Liberation Serif1" style:font-size-asian="10.5pt" style:font-weight-asian="normal" style:font-name-complex="Liberation Serif1" style:font-size-complex="12pt" style:font-weight-complex="normal"/>
    </style:style>
    <style:style style:name="P29" style:family="paragraph" style:parent-style-name="Standard" style:list-style-name="L4">
      <style:text-properties style:text-position="0% 100%" style:font-name="Liberation Serif1" fo:font-size="12pt" fo:font-weight="normal" officeooo:rsid="001b6de3" officeooo:paragraph-rsid="001b6de3" style:font-name-asian="Liberation Serif1" style:font-size-asian="10.5pt" style:font-weight-asian="normal" style:font-name-complex="Liberation Serif1" style:font-size-complex="12pt" style:font-weight-complex="normal"/>
    </style:style>
    <style:style style:name="P30" style:family="paragraph" style:parent-style-name="Standard" style:list-style-name="L4">
      <style:text-properties style:text-position="0% 100%" style:font-name="Liberation Serif1" fo:font-size="12pt" fo:font-weight="normal" officeooo:rsid="0019f834" officeooo:paragraph-rsid="0019f834" style:font-name-asian="Liberation Serif1" style:font-size-asian="12pt" style:font-weight-asian="normal" style:font-name-complex="Liberation Serif1" style:font-size-complex="12pt" style:font-weight-complex="normal"/>
    </style:style>
    <style:style style:name="P31" style:family="paragraph" style:parent-style-name="Standard" style:list-style-name="L2">
      <style:text-properties style:text-position="0% 100%" style:font-name="Liberation Serif1" fo:font-size="12pt" style:text-underline-style="none" fo:font-weight="normal" officeooo:rsid="0015a621" officeooo:paragraph-rsid="0014a344" style:font-name-asian="Liberation Serif1" style:font-size-asian="10.5pt" style:font-weight-asian="normal" style:font-name-complex="Liberation Serif1" style:font-size-complex="12pt" style:font-weight-complex="normal"/>
    </style:style>
    <style:style style:name="P32" style:family="paragraph" style:parent-style-name="Standard" style:list-style-name="L4">
      <style:text-properties style:text-position="0% 100%" style:font-name="Liberation Serif1" fo:font-size="12pt" fo:font-weight="bold" officeooo:rsid="001b6de3" officeooo:paragraph-rsid="001b6de3" style:font-name-asian="Liberation Serif1" style:font-size-asian="10.5pt" style:font-weight-asian="bold" style:font-name-complex="Liberation Serif1" style:font-size-complex="12pt" style:font-weight-complex="bold"/>
    </style:style>
    <style:style style:name="P33" style:family="paragraph" style:parent-style-name="Standard" style:list-style-name="L4">
      <style:text-properties style:text-position="0% 100%" style:font-name="Liberation Serif1" fo:font-size="16pt" fo:font-weight="normal" officeooo:rsid="001b6de3" officeooo:paragraph-rsid="001b6de3" style:font-name-asian="Liberation Serif1" style:font-size-asian="16pt" style:font-weight-asian="normal" style:font-name-complex="Liberation Serif1" style:font-size-complex="16pt" style:font-weight-complex="normal"/>
    </style:style>
    <style:style style:name="P34" style:family="paragraph" style:parent-style-name="Standard">
      <style:text-properties style:text-position="0% 100%" style:text-underline-style="none" officeooo:rsid="001b9bf7" officeooo:paragraph-rsid="001b9bf7"/>
    </style:style>
    <style:style style:name="P35" style:family="paragraph" style:parent-style-name="Standard" style:list-style-name="L1">
      <style:text-properties officeooo:rsid="000f539e" officeooo:paragraph-rsid="000f539e"/>
    </style:style>
    <style:style style:name="P36" style:family="paragraph" style:parent-style-name="Standard" style:list-style-name="L1">
      <style:text-properties officeooo:rsid="0010c22d" officeooo:paragraph-rsid="0010c22d"/>
    </style:style>
    <style:style style:name="P37" style:family="paragraph" style:parent-style-name="Standard" style:list-style-name="L1">
      <style:text-properties officeooo:rsid="0010c22d" officeooo:paragraph-rsid="00126eec"/>
    </style:style>
    <style:style style:name="P38" style:family="paragraph" style:parent-style-name="Standard" style:list-style-name="L1">
      <style:text-properties officeooo:rsid="0010c22d" officeooo:paragraph-rsid="00116d52"/>
    </style:style>
    <style:style style:name="P39" style:family="paragraph" style:parent-style-name="Standard" style:list-style-name="L1">
      <style:text-properties officeooo:rsid="00116d52" officeooo:paragraph-rsid="0018ce53"/>
    </style:style>
    <style:style style:name="P40" style:family="paragraph" style:parent-style-name="Standard" style:list-style-name="L1">
      <style:text-properties officeooo:rsid="00116d52" officeooo:paragraph-rsid="00116d52"/>
    </style:style>
    <style:style style:name="P41" style:family="paragraph" style:parent-style-name="Standard" style:list-style-name="L1">
      <style:text-properties officeooo:rsid="0014a344" officeooo:paragraph-rsid="0014a344"/>
    </style:style>
    <style:style style:name="P42" style:family="paragraph" style:parent-style-name="Standard" style:list-style-name="L2">
      <style:text-properties officeooo:rsid="0014a344" officeooo:paragraph-rsid="0014a344"/>
    </style:style>
    <style:style style:name="P43" style:family="paragraph" style:parent-style-name="Standard" style:list-style-name="L4">
      <style:text-properties officeooo:paragraph-rsid="001b6de3"/>
    </style:style>
    <style:style style:name="P44" style:family="paragraph" style:parent-style-name="Standard" style:list-style-name="L4">
      <style:text-properties officeooo:paragraph-rsid="001b9bf7"/>
    </style:style>
    <style:style style:name="P45" style:family="paragraph" style:parent-style-name="Standard">
      <style:text-properties style:text-position="sub 58%" style:font-name="Liberation Serif1" fo:font-size="12pt" fo:font-weight="bold" officeooo:rsid="001b6de3" officeooo:paragraph-rsid="001b9bf7" style:font-name-asian="Liberation Serif1" style:font-size-asian="10.5pt" style:font-weight-asian="bold" style:font-name-complex="Liberation Serif1" style:font-size-complex="12pt" style:font-weight-complex="bold"/>
    </style:style>
    <style:style style:name="P46" style:family="paragraph" style:parent-style-name="Standard" style:list-style-name="L5">
      <style:text-properties officeooo:paragraph-rsid="001b9bf7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loext:graphic-properties draw:fill="none" draw:fill-color="#ffffff"/>
      <style:text-properties fo:font-size="12pt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-color="#111111"/>
      <style:paragraph-properties fo:text-align="center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text-properties fo:font-size="8pt" style:font-size-asian="8pt" style:font-size-complex="8pt"/>
    </style:style>
    <style:style style:name="P53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T1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" style:family="text">
      <style:text-properties style:font-name="Liberation Serif1" fo:font-weight="normal" officeooo:rsid="000c66db" style:font-name-asian="Liberation Serif1" style:font-weight-asian="normal" style:font-name-complex="Liberation Serif1" style:font-weight-complex="normal"/>
    </style:style>
    <style:style style:name="T3" style:family="text">
      <style:text-properties style:font-name="Liberation Serif1" officeooo:rsid="0018ce53"/>
    </style:style>
    <style:style style:name="T4" style:family="text">
      <style:text-properties style:font-name="Liberation Serif1" fo:font-size="16pt" style:font-size-asian="16pt" style:font-size-complex="16pt"/>
    </style:style>
    <style:style style:name="T5" style:family="text">
      <style:text-properties style:font-name="Liberation Serif1" fo:font-size="16pt" officeooo:rsid="0018ce53" style:font-size-asian="16pt" style:font-size-complex="16pt"/>
    </style:style>
    <style:style style:name="T6" style:family="text">
      <style:text-properties style:font-name="Liberation Serif1" fo:font-size="16pt" officeooo:rsid="001b6de3" style:font-size-asian="16pt" style:font-size-complex="16pt"/>
    </style:style>
    <style:style style:name="T7" style:family="text">
      <style:text-properties style:font-name="Liberation Serif1" style:font-size-asian="12pt"/>
    </style:style>
    <style:style style:name="T8" style:family="text">
      <style:text-properties style:font-name="Liberation Serif1" officeooo:rsid="0018ce53" style:font-size-asian="12pt"/>
    </style:style>
    <style:style style:name="T9" style:family="text">
      <style:text-properties style:font-name="Liberation Serif1" officeooo:rsid="001b6de3" style:font-size-asian="12pt"/>
    </style:style>
    <style:style style:name="T10" style:family="text">
      <style:text-properties style:font-name="Liberation Serif" fo:font-weight="normal" style:font-name-asian="Noto Sans CJK SC Regular" style:font-weight-asian="normal" style:font-name-complex="Lohit Devanagari" style:font-weight-complex="normal"/>
    </style:style>
    <style:style style:name="T11" style:family="text">
      <style:text-properties style:font-name="Liberation Serif" fo:font-weight="normal" officeooo:rsid="000c66db" style:font-name-asian="Noto Sans CJK SC Regular" style:font-weight-asian="normal" style:font-name-complex="Lohit Devanagari" style:font-weight-complex="normal"/>
    </style:style>
    <style:style style:name="T12" style:family="text">
      <style:text-properties style:font-name="Liberation Serif" fo:font-weight="normal" officeooo:rsid="000d8522" style:font-name-asian="Noto Sans CJK SC Regular" style:font-weight-asian="normal" style:font-name-complex="Lohit Devanagari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66db" style:font-weight-asian="normal" style:font-weight-complex="normal"/>
    </style:style>
    <style:style style:name="T15" style:family="text">
      <style:text-properties fo:font-weight="normal" officeooo:rsid="000d8522" style:font-weight-asian="normal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sub 58%" fo:font-weight="normal" officeooo:rsid="0010c22d" style:font-weight-asian="normal" style:font-weight-complex="normal"/>
    </style:style>
    <style:style style:name="T19" style:family="text">
      <style:text-properties style:text-position="sub 58%" style:font-name="Liberation Serif1" fo:font-size="12pt" fo:font-weight="normal" officeooo:rsid="00126eec" style:font-name-asian="Liberation Serif1" style:font-size-asian="12pt" style:font-weight-asian="normal" style:font-name-complex="Liberation Serif1" style:font-size-complex="12pt" style:font-weight-complex="normal"/>
    </style:style>
    <style:style style:name="T20" style:family="text">
      <style:text-properties style:text-position="sub 58%" style:font-name="Liberation Serif1" fo:font-size="12pt" fo:font-weight="normal" officeooo:rsid="0010c22d" style:font-name-asian="Liberation Serif1" style:font-size-asian="12pt" style:font-weight-asian="normal" style:font-name-complex="Liberation Serif1" style:font-size-complex="12pt" style:font-weight-complex="normal"/>
    </style:style>
    <style:style style:name="T21" style:family="text">
      <style:text-properties style:text-position="sub 58%" style:font-name="Liberation Serif1" fo:font-size="12pt" style:text-underline-style="none" fo:font-weight="normal" officeooo:rsid="0015491f" style:font-name-asian="Liberation Serif1" style:font-size-asian="10.5pt" style:font-weight-asian="normal" style:font-name-complex="Liberation Serif1" style:font-size-complex="12pt" style:font-weight-complex="normal"/>
    </style:style>
    <style:style style:name="T22" style:family="text">
      <style:text-properties style:text-position="sub 58%" style:font-name="Liberation Serif1" fo:font-size="12pt" style:text-underline-style="none" fo:font-weight="bold" officeooo:rsid="001b6de3" style:font-name-asian="Liberation Serif1" style:font-size-asian="10.5pt" style:font-weight-asian="bold" style:font-name-complex="Liberation Serif1" style:font-size-complex="12pt" style:font-weight-complex="bold"/>
    </style:style>
    <style:style style:name="T23" style:family="text">
      <style:text-properties style:text-position="sub 58%" style:font-name="Liberation Serif1" fo:font-size="12pt" fo:font-weight="bold" officeooo:rsid="001b6de3" style:font-name-asian="Liberation Serif1" style:font-size-asian="10.5pt" style:font-weight-asian="bold" style:font-name-complex="Liberation Serif1" style:font-size-complex="12pt" style:font-weight-complex="bold"/>
    </style:style>
    <style:style style:name="T24" style:family="text">
      <style:text-properties style:text-position="sub 58%" style:font-name="Liberation Serif1" officeooo:rsid="0018ce53"/>
    </style:style>
    <style:style style:name="T25" style:family="text">
      <style:text-properties style:text-position="sub 58%" style:font-name="Liberation Serif1" officeooo:rsid="001b6de3" style:font-size-asian="12pt"/>
    </style:style>
    <style:style style:name="T26" style:family="text">
      <style:text-properties style:text-position="sub 58%" fo:font-size="12pt" fo:font-weight="normal" officeooo:rsid="00116d52" style:font-size-asian="12pt" style:font-weight-asian="normal" style:font-size-complex="12pt" style:font-weight-complex="normal"/>
    </style:style>
    <style:style style:name="T27" style:family="text">
      <style:text-properties style:text-position="sub 58%" officeooo:rsid="0018ce53" style:font-size-asian="12pt"/>
    </style:style>
    <style:style style:name="T28" style:family="text">
      <style:text-properties style:text-position="sub 58%" officeooo:rsid="001b9bf7"/>
    </style:style>
    <style:style style:name="T29" style:family="text">
      <style:text-properties style:text-position="0% 100%" fo:font-weight="normal" style:font-weight-asian="normal" style:font-weight-complex="normal"/>
    </style:style>
    <style:style style:name="T30" style:family="text">
      <style:text-properties style:text-position="0% 100%" fo:font-weight="normal" officeooo:rsid="000c66db" style:font-weight-asian="normal" style:font-weight-complex="normal"/>
    </style:style>
    <style:style style:name="T31" style:family="text">
      <style:text-properties style:text-position="0% 100%" fo:font-weight="normal" officeooo:rsid="0010c22d" style:font-weight-asian="normal" style:font-weight-complex="normal"/>
    </style:style>
    <style:style style:name="T32" style:family="text">
      <style:text-properties style:text-position="0% 100%" fo:font-weight="normal" officeooo:rsid="00116d52" style:font-weight-asian="normal" style:font-weight-complex="normal"/>
    </style:style>
    <style:style style:name="T33" style:family="text">
      <style:text-properties style:text-position="0% 100%" fo:font-weight="normal" officeooo:rsid="0014a344" style:font-weight-asian="normal" style:font-weight-complex="normal"/>
    </style:style>
    <style:style style:name="T34" style:family="text">
      <style:text-properties style:text-position="0% 100%" fo:font-weight="normal" officeooo:rsid="001d2528" style:font-weight-asian="normal" style:font-weight-complex="normal"/>
    </style:style>
    <style:style style:name="T35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36" style:family="text">
      <style:text-properties style:text-position="0% 100%" style:font-name="Liberation Serif1" fo:font-weight="normal" officeooo:rsid="00116d52" style:font-name-asian="Liberation Serif1" style:font-weight-asian="normal" style:font-name-complex="Liberation Serif1" style:font-weight-complex="normal"/>
    </style:style>
    <style:style style:name="T37" style:family="text">
      <style:text-properties style:text-position="0% 100%" style:font-name="Liberation Serif1" fo:font-size="12pt" fo:font-weight="normal" officeooo:rsid="00116d52" style:font-name-asian="Liberation Serif1" style:font-size-asian="12pt" style:font-weight-asian="normal" style:font-name-complex="Liberation Serif1" style:font-size-complex="12pt" style:font-weight-complex="normal"/>
    </style:style>
    <style:style style:name="T38" style:family="text">
      <style:text-properties style:text-position="0% 100%" style:font-name="Liberation Serif1" fo:font-size="12pt" fo:font-weight="normal" officeooo:rsid="000c66db" style:font-name-asian="Liberation Serif1" style:font-size-asian="12pt" style:font-weight-asian="normal" style:font-name-complex="Liberation Serif1" style:font-size-complex="12pt" style:font-weight-complex="normal"/>
    </style:style>
    <style:style style:name="T39" style:family="text">
      <style:text-properties style:text-position="0% 100%" style:font-name="Liberation Serif1" fo:font-size="12pt" fo:font-weight="normal" officeooo:rsid="00126eec" style:font-name-asian="Liberation Serif1" style:font-size-asian="12pt" style:font-weight-asian="normal" style:font-name-complex="Liberation Serif1" style:font-size-complex="12pt" style:font-weight-complex="normal"/>
    </style:style>
    <style:style style:name="T40" style:family="text">
      <style:text-properties style:text-position="0% 100%" style:font-name="Liberation Serif1" fo:font-size="12pt" fo:font-weight="normal" officeooo:rsid="0010c22d" style:font-name-asian="Liberation Serif1" style:font-size-asian="12pt" style:font-weight-asian="normal" style:font-name-complex="Liberation Serif1" style:font-size-complex="12pt" style:font-weight-complex="normal"/>
    </style:style>
    <style:style style:name="T41" style:family="text">
      <style:text-properties style:text-position="0% 100%" style:font-name="Liberation Serif1" fo:font-size="12pt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42" style:family="text">
      <style:text-properties style:text-position="0% 100%" style:font-name="Liberation Serif1" fo:font-size="12pt" fo:font-weight="normal" officeooo:rsid="00116d52" style:font-name-asian="Liberation Serif1" style:font-size-asian="10.5pt" style:font-weight-asian="normal" style:font-name-complex="Liberation Serif1" style:font-size-complex="12pt" style:font-weight-complex="normal"/>
    </style:style>
    <style:style style:name="T43" style:family="text">
      <style:text-properties style:text-position="0% 100%" style:font-name="Liberation Serif1" fo:font-size="12pt" fo:font-weight="normal" officeooo:rsid="001878ab" style:font-name-asian="Liberation Serif1" style:font-size-asian="10.5pt" style:font-weight-asian="normal" style:font-name-complex="Liberation Serif1" style:font-size-complex="12pt" style:font-weight-complex="normal"/>
    </style:style>
    <style:style style:name="T44" style:family="text">
      <style:text-properties style:text-position="0% 100%" style:font-name="Liberation Serif1" fo:font-size="12pt" fo:font-weight="normal" officeooo:rsid="00179bda" style:font-name-asian="Liberation Serif1" style:font-size-asian="10.5pt" style:font-weight-asian="normal" style:font-name-complex="Liberation Serif1" style:font-size-complex="12pt" style:font-weight-complex="normal"/>
    </style:style>
    <style:style style:name="T45" style:family="text">
      <style:text-properties style:text-position="0% 100%" style:font-name="Liberation Serif1" fo:font-size="12pt" fo:font-weight="normal" officeooo:rsid="001b6de3" style:font-name-asian="Liberation Serif1" style:font-size-asian="10.5pt" style:font-weight-asian="normal" style:font-name-complex="Liberation Serif1" style:font-size-complex="12pt" style:font-weight-complex="normal"/>
    </style:style>
    <style:style style:name="T46" style:family="text">
      <style:text-properties style:text-position="0% 100%" style:font-name="Liberation Serif1" fo:font-size="12pt" fo:font-weight="normal" officeooo:rsid="001b9bf7" style:font-name-asian="Liberation Serif1" style:font-size-asian="10.5pt" style:font-weight-asian="normal" style:font-name-complex="Liberation Serif1" style:font-size-complex="12pt" style:font-weight-complex="normal"/>
    </style:style>
    <style:style style:name="T47" style:family="text">
      <style:text-properties style:text-position="0% 100%" style:font-name="Liberation Serif1" fo:font-size="12pt" fo:font-weight="normal" officeooo:rsid="001d2528" style:font-name-asian="Liberation Serif1" style:font-size-asian="10.5pt" style:font-weight-asian="normal" style:font-name-complex="Liberation Serif1" style:font-size-complex="12pt" style:font-weight-complex="normal"/>
    </style:style>
    <style:style style:name="T48" style:family="text"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49" style:family="text">
      <style:text-properties style:text-position="0% 100%" style:font-name="Liberation Serif1" fo:font-size="12pt" style:text-underline-style="none" fo:font-weight="normal" officeooo:rsid="0015491f" style:font-name-asian="Liberation Serif1" style:font-size-asian="10.5pt" style:font-weight-asian="normal" style:font-name-complex="Liberation Serif1" style:font-size-complex="12pt" style:font-weight-complex="normal"/>
    </style:style>
    <style:style style:name="T50" style:family="text">
      <style:text-properties style:text-position="0% 100%" style:font-name="Liberation Serif1" fo:font-size="12pt" style:text-underline-style="none" fo:font-weight="normal" officeooo:rsid="0015a621" style:font-name-asian="Liberation Serif1" style:font-size-asian="10.5pt" style:font-weight-asian="normal" style:font-name-complex="Liberation Serif1" style:font-size-complex="12pt" style:font-weight-complex="normal"/>
    </style:style>
    <style:style style:name="T51" style:family="text">
      <style:text-properties style:text-position="0% 100%" style:font-name="Liberation Serif1" fo:font-size="12pt" style:text-underline-style="none" fo:font-weight="normal" officeooo:rsid="001b9bf7" style:font-name-asian="Liberation Serif1" style:font-size-asian="10.5pt" style:font-weight-asian="normal" style:font-name-complex="Liberation Serif1" style:font-size-complex="12pt" style:font-weight-complex="normal"/>
    </style:style>
    <style:style style:name="T52" style:family="text">
      <style:text-properties style:text-position="0% 100%" style:font-name="Liberation Serif1" fo:font-size="12pt" style:text-underline-style="none" fo:font-weight="normal" officeooo:rsid="001c184d" style:font-name-asian="Liberation Serif1" style:font-size-asian="10.5pt" style:font-weight-asian="normal" style:font-name-complex="Liberation Serif1" style:font-size-complex="12pt" style:font-weight-complex="normal"/>
    </style:style>
    <style:style style:name="T53" style:family="text">
      <style:text-properties style:text-position="0% 100%" style:font-name="Liberation Serif1" fo:font-size="12pt" style:text-underline-style="none" fo:font-weight="normal" officeooo:rsid="0018ce53" style:font-name-asian="Liberation Serif1" style:font-size-asian="12pt" style:font-weight-asian="normal" style:font-name-complex="Liberation Serif1" style:font-size-complex="12pt" style:font-weight-complex="normal"/>
    </style:style>
    <style:style style:name="T54" style:family="text">
      <style:text-properties style:text-position="0% 100%" style:font-name="Liberation Serif1" fo:font-size="12pt" fo:font-weight="bold" officeooo:rsid="001b6de3" style:font-name-asian="Liberation Serif1" style:font-size-asian="10.5pt" style:font-weight-asian="bold" style:font-name-complex="Liberation Serif1" style:font-size-complex="12pt" style:font-weight-complex="bold"/>
    </style:style>
    <style:style style:name="T55" style:family="text">
      <style:text-properties style:text-position="0% 100%" fo:font-size="12pt" fo:font-weight="normal" officeooo:rsid="00116d52" style:font-size-asian="12pt" style:font-weight-asian="normal" style:font-size-complex="12pt" style:font-weight-complex="normal"/>
    </style:style>
    <style:style style:name="T56" style:family="text">
      <style:text-properties style:text-position="0% 100%" style:text-underline-style="none" officeooo:rsid="001b9bf7"/>
    </style:style>
    <style:style style:name="T57" style:family="text">
      <style:text-properties style:text-position="0% 100%" style:text-underline-style="none" officeooo:rsid="001c184d"/>
    </style:style>
    <style:style style:name="T58" style:family="text">
      <style:text-properties officeooo:rsid="00116d52" style:font-size-asian="12pt"/>
    </style:style>
    <style:style style:name="T59" style:family="text">
      <style:text-properties officeooo:rsid="0018ce53" style:font-size-asian="12pt"/>
    </style:style>
    <style:style style:name="T60" style:family="text">
      <style:text-properties officeooo:rsid="001b9bf7"/>
    </style:style>
    <style:style style:name="T61" style:family="text">
      <style:text-properties fo:font-size="12pt"/>
    </style:style>
    <style:style style:name="T62" style:family="text">
      <style:text-properties style:text-position="-33% 58%" fo:font-size="12pt"/>
    </style:style>
    <style:style style:name="T63" style:family="text">
      <style:text-properties style:text-position="0% 100%" fo:font-size="12pt"/>
    </style:style>
    <style:style style:name="T64" style:family="text">
      <style:text-properties style:text-position="-33% 58%" style:font-name="Liberation Serif" style:font-name-asian="Noto Sans CJK SC Regular" style:font-name-complex="Lohit Devanagari"/>
    </style:style>
    <style:style style:name="T65" style:family="text">
      <style:text-properties style:text-position="-33% 58%" style:font-name="Liberation Serif" fo:font-size="12pt" style:font-name-asian="Noto Sans CJK SC Regular" style:font-name-complex="Lohit Devanagari"/>
    </style:style>
    <style:style style:name="T66" style:family="text">
      <style:text-properties style:text-position="0% 100%" style:font-name="Liberation Serif" fo:font-size="12pt" style:font-name-asian="Noto Sans CJK SC Regular" style:font-name-complex="Lohit Devanagari"/>
    </style:style>
    <style:style style:name="T67" style:family="text">
      <style:text-properties style:text-position="33% 58%" style:font-name="Liberation Serif" fo:font-size="12pt" style:font-name-asian="Noto Sans CJK SC Regular" style:font-name-complex="Lohit Devanagari"/>
    </style:style>
    <style:style style:name="T68" style:family="text">
      <style:text-properties style:text-position="-33% 58%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style:font-name="Liberation Serif2" fo:font-size="8pt" style:font-name-asian="Liberation Serif2" style:font-size-asian="8pt" style:font-name-complex="Liberation Serif2" style:font-size-complex="8pt"/>
    </style:style>
    <style:style style:name="T71" style:family="text">
      <style:text-properties style:text-position="-33% 58%" style:font-name="Liberation Serif2" fo:font-size="8pt" style:font-name-asian="Liberation Serif2" style:font-size-asian="8pt" style:font-name-complex="Liberation Serif2" style:font-size-complex="8pt"/>
    </style:style>
    <style:style style:name="T72" style:family="text">
      <style:text-properties style:text-position="0% 100%" style:font-name="Liberation Serif2" fo:font-size="12pt" style:font-name-asian="Liberation Serif2" style:font-name-complex="Liberation Serif2"/>
    </style:style>
    <style:style style:name="T73" style:family="text">
      <style:text-properties style:text-position="-33% 58%" style:font-name="Liberation Serif2" fo:font-size="12pt" style:font-name-asian="Liberation Serif2" style:font-name-complex="Liberation Serif2"/>
    </style:style>
    <style:style style:name="T74" style:family="text">
      <style:text-properties style:font-name="Liberation Sans" fo:font-size="12pt" fo:font-weight="normal" style:font-weight-asian="normal" style:font-weight-complex="normal"/>
    </style:style>
    <style:style style:name="T75" style:family="text">
      <style:text-properties style:text-position="-33% 58%" style:font-name="Liberation Sans" fo:font-size="12pt" fo:font-weight="normal" style:font-weight-asian="normal" style:font-weight-complex="normal"/>
    </style:style>
    <style:style style:name="T76" style:family="text">
      <style:text-properties style:text-position="0% 100%" style:font-name="Liberation Sans" fo:font-size="12pt" fo:font-weight="normal" style:font-weight-asian="normal" style:font-weight-complex="normal"/>
    </style:style>
    <style:style style:name="T77" style:family="text">
      <style:text-properties style:text-position="0% 100%" style:font-name="Liberation Sans" fo:font-size="12pt" fo:font-weight="normal" style:font-name-asian="Noto Sans CJK SC Regular" style:font-weight-asian="normal" style:font-name-complex="Lohit Devanagari" style:font-weight-complex="normal"/>
    </style:style>
    <style:style style:name="T78" style:family="text">
      <style:text-properties style:font-name="Liberation Sans" fo:font-size="12pt" fo:font-weight="normal" style:font-name-asian="Noto Sans CJK SC Regular" style:font-weight-asian="normal" style:font-name-complex="Lohit Devanagari" style:font-weight-complex="normal"/>
    </style:style>
    <style:style style:name="T79" style:family="text">
      <style:text-properties style:font-name="Liberation Sans" fo:font-size="12pt"/>
    </style:style>
    <style:style style:name="T80" style:family="text">
      <style:text-properties style:text-position="-33% 58%" style:font-name="Liberation Sans" fo:font-size="12pt"/>
    </style:style>
    <style:style style:name="T81" style:family="text">
      <style:text-properties style:text-position="0% 100%" style:font-name="Liberation Sans" fo:font-size="12pt"/>
    </style:style>
    <style:style style:name="T82" style:family="text">
      <style:text-properties style:text-position="0% 100%" style:font-name="Liberation Sans" fo:font-size="12pt" style:font-name-asian="Noto Sans CJK SC Regular" style:font-name-complex="Lohit Devanagari"/>
    </style:style>
    <style:style style:name="T83" style:family="text">
      <style:text-properties style:font-name="Liberation Sans" fo:font-size="12pt" style:font-name-asian="Noto Sans CJK SC Regular"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11111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Algorithm for Improving Collaborative Filtering-Based Recommender Systems result using Parito Dominance</text:p>
      <text:p text:style-name="P1"/>
      <text:p text:style-name="P2">Steps</text:p>
      <text:list xml:id="list1459145221" text:style-name="L1">
        <text:list-item>
          <text:p text:style-name="P14">Input dataset(set of users and items)</text:p>
          <text:p text:style-name="P11"><text:span text:style-name="T14">U={u∈N|1</text:span><text:span text:style-name="T2">≤</text:span><text:span text:style-name="T11">u</text:span><text:span text:style-name="T2">≤</text:span><text:span text:style-name="T11">l</text:span><text:span text:style-name="T14">},set of users</text:span></text:p>
          <text:p text:style-name="P15"><text:span text:style-name="T13">I={i∈N|1</text:span><text:span text:style-name="T1">≤</text:span><text:span text:style-name="T10">i</text:span><text:span text:style-name="T1">≤</text:span><text:span text:style-name="T10">m</text:span><text:span text:style-name="T13">}, set of items</text:span></text:p>
          <text:p text:style-name="P16"><text:span text:style-name="T13">V</text:span><text:span text:style-name="T15">=</text:span><text:span text:style-name="T13">{</text:span><text:span text:style-name="T15">v</text:span><text:span text:style-name="T13">∈N|</text:span><text:span text:style-name="T15">min</text:span><text:span text:style-name="T1">≤</text:span><text:span text:style-name="T10">i</text:span><text:span text:style-name="T1">≤</text:span><text:span text:style-name="T10">m</text:span><text:span text:style-name="T12">ax</text:span><text:span text:style-name="T13">}</text:span><text:span text:style-name="T15">U{.}, set of possible ratings</text:span></text:p>
          <text:p text:style-name="P17"><text:span text:style-name="T13">R</text:span><text:span text:style-name="T17">u</text:span><text:span text:style-name="T29">,</text:span><text:span text:style-name="T17">i</text:span><text:span text:style-name="T29">={(i,v)|i</text:span><text:span text:style-name="T30">∈</text:span><text:span text:style-name="T29">I,v</text:span><text:span text:style-name="T30">∈</text:span><text:span text:style-name="T29">V}, ratings of user ‘u’ on item ‘i’</text:span></text:p>
        </text:list-item>
      </text:list>
      <text:p text:style-name="P3"/>
      <text:list xml:id="list73140226418961" text:continue-numbering="true" text:style-name="L1">
        <text:list-item>
          <text:p text:style-name="P18">Select the active user(target user).</text:p>
        </text:list-item>
        <text:list-item>
          <text:p text:style-name="P35"><text:span text:style-name="T29">Select the user</text:span><text:span text:style-name="T31">s</text:span><text:span text:style-name="T29"> who also rated atleast on the same item as the active user.</text:span></text:p>
        </text:list-item>
        <text:list-item>
          <text:p text:style-name="P36"><text:span text:style-name="T29">For all selected users, find the absolute diffrence between the ratings given by active user and selected users as ‘d(r</text:span><text:span text:style-name="T17">x,i</text:span><text:span text:style-name="T29">,r</text:span><text:span text:style-name="T17">y,i</text:span><text:span text:style-name="T29">)’.</text:span></text:p>
          <text:p text:style-name="P39"><text:span text:style-name="T29">if <text:s/></text:span><text:span text:style-name="T31">r</text:span><text:span text:style-name="T18">y,i</text:span><text:span text:style-name="T35">≠{·}</text:span></text:p>
          <text:list>
            <text:list-header>
              <text:p text:style-name="P37"><text:span text:style-name="T29">d(r</text:span><text:span text:style-name="T17">x,i</text:span><text:span text:style-name="T29">,r</text:span><text:span text:style-name="T17">y,i</text:span><text:span text:style-name="T29">)=</text:span><text:span text:style-name="T32">|</text:span><text:span text:style-name="T29">r</text:span><text:span text:style-name="T17">x,i </text:span><text:span text:style-name="T29">-r</text:span><text:span text:style-name="T17">y,i</text:span><text:span text:style-name="T32">|</text:span></text:p>
            </text:list-header>
          </text:list>
          <text:p text:style-name="P38"><text:span text:style-name="T32"><text:s text:c="12"/>else </text:span><text:span text:style-name="T29">d(r</text:span><text:span text:style-name="T17">x,i</text:span><text:span text:style-name="T29">,r</text:span><text:span text:style-name="T17">y,i</text:span><text:span text:style-name="T29">)</text:span><text:span text:style-name="T32">=</text:span><text:span text:style-name="T36">∞</text:span></text:p>
        </text:list-item>
        <text:list-item>
          <text:p text:style-name="P40"><text:span text:style-name="T34">F</text:span><text:span text:style-name="T29">ind the dominating user</text:span><text:span text:style-name="T33">s</text:span><text:span text:style-name="T29"> from the selected user</text:span><text:span text:style-name="T33">s</text:span><text:span text:style-name="T29">.</text:span></text:p>
          <text:p text:style-name="P12"><text:span text:style-name="T55">x <text:s/>&gt; </text:span><text:span text:style-name="T26">u </text:span><text:span text:style-name="T55">y</text:span><text:span text:style-name="T37">↔</text:span><text:span text:style-name="T35">∀</text:span><text:span text:style-name="T37">i</text:span><text:span text:style-name="T38">∈</text:span><text:span text:style-name="T37">I</text:span><text:span text:style-name="T19">u</text:span><text:span text:style-name="T39">: </text:span><text:span text:style-name="T40">d(r</text:span><text:span text:style-name="T19">u</text:span><text:span text:style-name="T20">,i</text:span><text:span text:style-name="T40">,r</text:span><text:span text:style-name="T19">x</text:span><text:span text:style-name="T20">,i</text:span><text:span text:style-name="T40">)</text:span><text:span text:style-name="T38">≤</text:span><text:span text:style-name="T40">d(r</text:span><text:span text:style-name="T19">u</text:span><text:span text:style-name="T20">,i</text:span><text:span text:style-name="T40">,r</text:span><text:span text:style-name="T19">y</text:span><text:span text:style-name="T20">,i</text:span><text:span text:style-name="T40">) </text:span><text:span text:style-name="T39">Ʌ∃j</text:span><text:span text:style-name="T38">∈ </text:span><text:span text:style-name="T39">I</text:span><text:span text:style-name="T19">u</text:span><text:span text:style-name="T39">|</text:span><text:span text:style-name="T40">d(r</text:span><text:span text:style-name="T19">u</text:span><text:span text:style-name="T20">,</text:span><text:span text:style-name="T19">j</text:span><text:span text:style-name="T40">,r</text:span><text:span text:style-name="T19">x</text:span><text:span text:style-name="T20">,</text:span><text:span text:style-name="T19">j</text:span><text:span text:style-name="T40">)</text:span><text:span text:style-name="T39">&lt;</text:span><text:span text:style-name="T40">d(r</text:span><text:span text:style-name="T19">u</text:span><text:span text:style-name="T20">,</text:span><text:span text:style-name="T19">j</text:span><text:span text:style-name="T40">,r</text:span><text:span text:style-name="T19">y</text:span><text:span text:style-name="T20">,</text:span><text:span text:style-name="T19">j</text:span><text:span text:style-name="T40">)</text:span></text:p>
        </text:list-item>
        <text:list-item>
          <text:p text:style-name="P41"><text:span text:style-name="T47">F</text:span><text:span text:style-name="T41">ind the similar users from dominating users based on</text:span></text:p>
        </text:list-item>
      </text:list>
      <text:list xml:id="list1454782741" text:style-name="L2">
        <text:list-item>
          <text:p text:style-name="P21"><draw:frame text:anchor-type="paragraph" draw:z-index="1" draw:name="Shape2" draw:style-name="gr2" draw:text-style-name="P48" svg:width="1.571cm" svg:height="0.59cm" svg:x="7.119cm" svg:y="0.22cm"><draw:text-box><text:p><text:span text:style-name="T61">r</text:span><text:span text:style-name="T62">x,y</text:span><text:span text:style-name="T63">-</text:span><text:span text:style-name="T63">r</text:span><text:span text:style-name="T62">y,i</text:span></text:p></draw:text-box></draw:frame>Mean Square Diffrence</text:p>
          <text:p text:style-name="P42"><draw:line text:anchor-type="paragraph" draw:z-index="0" draw:name="Shape1" draw:style-name="gr1" draw:text-style-name="P47" svg:x1="6.911cm" svg:y1="0.323cm" svg:x2="8.29cm" svg:y2="0.323cm"><text:p/></draw:line><draw:frame text:anchor-type="paragraph" draw:z-index="2" draw:name="Shape3" draw:style-name="gr3" draw:text-style-name="P49" svg:width="1.703cm" svg:height="0.682cm" svg:x="6.987cm" svg:y="0.191cm"><draw:text-box><text:p>max-min</text:p></draw:text-box></draw:frame><text:span text:style-name="T41">msd(x,y)=1-</text:span><text:span text:style-name="T48"> </text:span><text:span text:style-name="T49">1/#A</text:span><text:span text:style-name="T21">x,y</text:span><text:span text:style-name="T49">Σ(<text:tab/> <text:s text:c="3"/></text:span><text:span text:style-name="T50">)</text:span></text:p>
          <text:p text:style-name="P31"><draw:frame text:anchor-type="paragraph" draw:z-index="3" draw:name="Shape4" draw:style-name="gr2" draw:text-style-name="P49" svg:width="3.421cm" svg:height="0.59cm" svg:x="6.553cm" svg:y="0.157cm"><draw:text-box><text:p>Σ<text:span text:style-name="T64">i</text:span><text:span text:style-name="T65">∈A</text:span><text:span text:style-name="T66">r</text:span><text:span text:style-name="T65">x,i</text:span><text:span text:style-name="T66">.r</text:span><text:span text:style-name="T65">y,i</text:span></text:p></draw:text-box></draw:frame></text:p>
        </text:list-item>
        <text:list-item>
          <text:p text:style-name="P22"><draw:line text:anchor-type="paragraph" draw:z-index="4" draw:name="Shape5" draw:style-name="gr4" draw:text-style-name="P50" svg:x1="6.553cm" svg:y1="0.259cm" svg:x2="9.746cm" svg:y2="0.259cm"><text:p/></draw:line><draw:frame text:anchor-type="paragraph" draw:z-index="5" draw:name="Shape6" draw:style-name="gr5" draw:text-style-name="P49" svg:width="3.119cm" svg:height="1.177cm" svg:x="6.553cm" svg:y="0.259cm"><draw:text-box><text:p>√Σ<text:span text:style-name="T64">i</text:span><text:span text:style-name="T65">∈A</text:span><text:span text:style-name="T66">r</text:span><text:span text:style-name="T65">x,i</text:span><text:span text:style-name="T67">2 </text:span><text:span text:style-name="T66"><text:s/>.√Σ</text:span><text:span text:style-name="T65">i∈A</text:span><text:span text:style-name="T66">r</text:span><text:span text:style-name="T65">x,i</text:span><text:span text:style-name="T67">2</text:span></text:p></draw:text-box></draw:frame>Cosine Similarity=</text:p>
          <text:p text:style-name="P24"/>
          <text:p text:style-name="P24"/>
        </text:list-item>
        <text:list-item>
          <text:p text:style-name="P24">Pearson Correlation</text:p>
        </text:list-item>
      </text:list>
      <text:list xml:id="list73141194915676" text:continue-list="list73140226418961" text:style-name="L1">
        <text:list-header>
          <text:p text:style-name="P23"/>
        </text:list-header>
        <text:list-item>
          <text:p text:style-name="P13"><text:span text:style-name="T44">After selecting the similar user </text:span><text:span text:style-name="T43">in the next step rating prediction on item ‘i’ (not rated by active user ) is done using:-</text:span></text:p>
        </text:list-item>
      </text:list>
      <text:p text:style-name="P6"><draw:frame text:anchor-type="paragraph" draw:z-index="7" draw:name="Shape8" draw:style-name="gr7" draw:text-style-name="P49" svg:width="0.643cm" svg:height="0.489cm" svg:x="5.532cm" svg:y="0.289cm"><draw:text-box><text:p>1</text:p></draw:text-box></draw:frame></text:p>
      <text:list xml:id="list1254671983" text:style-name="L3">
        <text:list-item>
          <text:p text:style-name="P25"><draw:line text:anchor-type="paragraph" draw:z-index="6" draw:name="Shape7" draw:style-name="gr6" draw:text-style-name="P51" svg:x1="5.248cm" svg:y1="0.291cm" svg:x2="6.174cm" svg:y2="0.291cm"><text:p/></draw:line><draw:frame text:anchor-type="paragraph" draw:z-index="8" draw:name="Shape9" draw:style-name="gr2" draw:text-style-name="P49" svg:width="0.946cm" svg:height="0.59cm" svg:x="5.248cm" svg:y="0.291cm"><draw:text-box><text:p>#G<text:span text:style-name="T68">u,i</text:span></text:p></draw:text-box></draw:frame><draw:frame text:anchor-type="paragraph" draw:z-index="9" draw:name="Shape10" draw:style-name="gr8" draw:text-style-name="P52" svg:width="0.814cm" svg:height="0.786cm" svg:x="6.193cm" svg:y="0.594cm"><draw:text-box><text:p><text:span text:style-name="T69">n</text:span><text:span text:style-name="T70">∈G</text:span><text:span text:style-name="T71">u,j</text:span></text:p></draw:text-box></draw:frame>p<text:span text:style-name="T16">u,i</text:span>= <text:s text:c="9"/><text:span text:style-name="T5">Σ </text:span><text:span text:style-name="T3">r</text:span><text:span text:style-name="T24">n,j</text:span><text:span text:style-name="T3"> </text:span><text:span text:style-name="T58">↔</text:span><text:span text:style-name="T59">G</text:span><text:span text:style-name="T27">u,j</text:span><text:span text:style-name="T58">≠</text:span><text:span text:style-name="T8">ϕ</text:span></text:p>
        </text:list-item>
      </text:list>
      <text:p text:style-name="P7"><draw:frame text:anchor-type="paragraph" draw:z-index="10" draw:name="Shape11" draw:style-name="gr9" draw:text-style-name="P48" svg:width="6.37cm" svg:height="1.183cm" svg:x="8.177cm" svg:y="0.042cm"><draw:text-box><text:p><text:span text:style-name="T61">Where G</text:span><text:span text:style-name="T62">u,i</text:span><text:span text:style-name="T63">={n</text:span><text:span text:style-name="T72">∈K</text:span><text:span text:style-name="T73">u</text:span><text:span text:style-name="T72">|r</text:span><text:span text:style-name="T73">n,j</text:span><text:span text:style-name="T72">≠·}</text:span></text:p></draw:text-box></draw:frame></text:p>
      <text:p text:style-name="P26"/>
      <text:p text:style-name="P26"/>
      <text:p text:style-name="P26"/>
      <text:p text:style-name="P26"/>
      <text:list xml:id="list73141035239200" text:continue-list="list73141194915676" text:style-name="L1">
        <text:list-item>
          <text:p text:style-name="P27"><text:span text:style-name="T8">P</text:span><text:span text:style-name="T7">erformance measurement is done based on following <text:s/>Quality measures-:</text:span></text:p>
        </text:list-item>
      </text:list>
      <text:list xml:id="list1800826650" text:style-name="L4">
        <text:list-item>
          <text:list>
            <text:list-header>
              <text:p text:style-name="P30"><draw:frame text:anchor-type="paragraph" draw:z-index="12" draw:name="Shape13" draw:style-name="gr7" draw:text-style-name="P49" svg:width="0.643cm" svg:height="0.489cm" svg:x="6.817cm" svg:y="0.24cm"><draw:text-box><text:p>1</text:p></draw:text-box></draw:frame></text:p>
            </text:list-header>
            <text:list-item>
              <text:p text:style-name="P28"><draw:line text:anchor-type="paragraph" draw:z-index="11" draw:name="Shape12" draw:style-name="gr6" draw:text-style-name="P51" svg:x1="6.477cm" svg:y1="0.242cm" svg:x2="7.459cm" svg:y2="0.242cm"><text:p/></draw:line><draw:frame text:anchor-type="paragraph" draw:z-index="13" draw:name="Shape14" draw:style-name="gr2" draw:text-style-name="P49" svg:width="0.946cm" svg:height="0.59cm" svg:x="6.514cm" svg:y="0.242cm"><draw:text-box><text:p>#B<text:span text:style-name="T68">u</text:span></text:p></draw:text-box></draw:frame><draw:frame text:anchor-type="paragraph" draw:z-index="14" draw:name="Shape15" draw:style-name="gr10" draw:text-style-name="P49" svg:width="0.983cm" svg:height="0.881cm" svg:x="7.555cm" svg:y="0.526cm"><draw:text-box><text:p>i<text:span text:style-name="T70">∈B</text:span><text:span text:style-name="T71">u</text:span></text:p></draw:text-box></draw:frame><text:span text:style-name="T7">Mean Absolute Error= <text:s text:c="10"/></text:span><text:span text:style-name="T4">Σ</text:span><text:span text:style-name="T6">|</text:span><text:span text:style-name="T9">r</text:span><text:span text:style-name="T25">u,i</text:span><text:span text:style-name="T9">-p</text:span><text:span text:style-name="T25">u,i</text:span><text:span text:style-name="T6">|</text:span></text:p>
              <text:p text:style-name="P33"/>
            </text:list-item>
            <text:list-item>
              <text:p text:style-name="P29"><draw:frame text:anchor-type="paragraph" draw:z-index="16" draw:name="Shape17" draw:style-name="gr2" draw:text-style-name="P53" svg:width="2.95cm" svg:height="0.59cm" svg:x="6.174cm" svg:y="0.206cm"><draw:text-box><text:p><text:span text:style-name="T74">#{i∈Z</text:span><text:span text:style-name="T75">u</text:span><text:span text:style-name="T76">’|r</text:span><text:span text:style-name="T75">u,i</text:span><text:span text:style-name="T77">≥ϕ</text:span><text:span text:style-name="T78">}</text:span></text:p></draw:text-box></draw:frame>Precision</text:p>
            </text:list-item>
          </text:list>
          <text:p text:style-name="P43"><draw:line text:anchor-type="paragraph" draw:z-index="15" draw:name="Shape16" draw:style-name="gr6" draw:text-style-name="P51" svg:x1="6.193cm" svg:y1="0.328cm" svg:x2="8.726cm" svg:y2="0.309cm"><text:p/></draw:line><draw:frame text:anchor-type="paragraph" draw:z-index="17" draw:name="Shape18" draw:style-name="gr11" draw:text-style-name="P49" svg:width="0.756cm" svg:height="0.675cm" svg:x="6.648cm" svg:y="0.309cm"><draw:text-box><text:p>#Z<text:span text:style-name="T68">u</text:span>’</text:p></draw:text-box></draw:frame><text:span text:style-name="T45"><text:s text:c="21"/>precision</text:span><text:span text:style-name="T23">u</text:span><text:span text:style-name="T54">=</text:span></text:p>
          <text:p text:style-name="P32"><draw:frame text:anchor-type="paragraph" draw:z-index="19" draw:name="Shape20" draw:style-name="gr7" draw:text-style-name="P49" svg:width="0.435cm" svg:height="0.489cm" svg:x="6.533cm" svg:y="0.367cm"><draw:text-box><text:p>1</text:p></draw:text-box></draw:frame><text:s text:c="20"/></text:p>
          <text:p text:style-name="P44"><draw:line text:anchor-type="paragraph" draw:z-index="18" draw:name="Shape19" draw:style-name="gr6" draw:text-style-name="P51" svg:x1="6.137cm" svg:y1="0.369cm" svg:x2="7.119cm" svg:y2="0.369cm"><text:p/></draw:line><draw:frame text:anchor-type="paragraph" draw:z-index="20" draw:name="Shape21" draw:style-name="gr12" draw:text-style-name="P49" svg:width="0.814cm" svg:height="0.53cm" svg:x="6.193cm" svg:y="0.369cm"><draw:text-box><text:p>#U</text:p></draw:text-box></draw:frame><draw:frame text:anchor-type="paragraph" draw:z-index="21" draw:name="Shape22" draw:style-name="gr13" draw:text-style-name="P52" svg:width="0.87cm" svg:height="0.359cm" svg:x="7.006cm" svg:y="0.46cm"><draw:text-box><text:p><text:span text:style-name="T69">u∈U</text:span></text:p></draw:text-box></draw:frame><text:span text:style-name="T54"><text:s text:c="21"/></text:span><text:span text:style-name="T45">precision=<text:tab/> <text:s text:c="2"/></text:span><text:span text:style-name="T46">Σ </text:span><text:span text:style-name="T45">precision</text:span><text:span text:style-name="T23">u</text:span></text:p>
        </text:list-item>
      </text:list>
      <text:p text:style-name="P45"><text:s text:c="31"/></text:p>
      <text:p text:style-name="P45"/>
      <text:p text:style-name="P45"/>
      <text:p text:style-name="P45"/>
      <text:p text:style-name="P45"/>
      <text:p text:style-name="P8"><text:soft-page-break/></text:p>
      <text:list xml:id="list2180026817" text:style-name="L5">
        <text:list-item>
          <text:p text:style-name="P46"><draw:frame text:anchor-type="paragraph" draw:z-index="23" draw:name="Shape24" draw:style-name="gr2" draw:text-style-name="P48" svg:width="3.479cm" svg:height="0.59cm" svg:x="5.38cm" svg:y="0.189cm"><draw:text-box><text:p><text:span text:style-name="T61">#{i</text:span><text:span text:style-name="T79">∈Z</text:span><text:span text:style-name="T80">u</text:span><text:span text:style-name="T81">’|r</text:span><text:span text:style-name="T80">u,i</text:span><text:span text:style-name="T82">≥ϕ</text:span><text:span text:style-name="T83">}</text:span></text:p></draw:text-box></draw:frame><text:span text:style-name="T60">R</text:span>ecall</text:p>
          <text:p text:style-name="P46"><draw:line text:anchor-type="paragraph" draw:z-index="22" draw:name="Shape23" draw:style-name="gr6" draw:text-style-name="P51" svg:x1="5.38cm" svg:y1="0.317cm" svg:x2="8.026cm" svg:y2="0.291cm"><text:p/></draw:line><draw:frame text:anchor-type="paragraph" draw:z-index="24" draw:name="Shape25" draw:style-name="gr14" draw:text-style-name="P49" svg:width="3.119cm" svg:height="0.738cm" svg:x="5.38cm" svg:y="0.423cm"><draw:text-box><text:p>#<text:span text:style-name="T61">{i</text:span><text:span text:style-name="T79">∈I</text:span><text:span text:style-name="T81">|r</text:span><text:span text:style-name="T80">u,i</text:span><text:span text:style-name="T82">≥ϕ</text:span><text:span text:style-name="T83">}</text:span></text:p></draw:text-box></draw:frame><text:s text:c="11"/>recall<text:span text:style-name="T28">u</text:span><text:span text:style-name="T56">=</text:span></text:p>
        </text:list-item>
      </text:list>
      <text:p text:style-name="P34"/>
      <text:p text:style-name="P34"><draw:frame text:anchor-type="paragraph" draw:z-index="26" draw:name="Shape27" draw:style-name="gr7" draw:text-style-name="P49" svg:width="0.738cm" svg:height="0.489cm" svg:x="5.664cm" svg:y="0.266cm"><draw:text-box><text:p>1</text:p></draw:text-box></draw:frame></text:p>
      <text:p text:style-name="P9"><draw:line text:anchor-type="paragraph" draw:z-index="25" draw:name="Shape26" draw:style-name="gr6" draw:text-style-name="P51" svg:x1="5.211cm" svg:y1="0.309cm" svg:x2="6.402cm" svg:y2="0.291cm"><text:p/></draw:line><draw:frame text:anchor-type="paragraph" draw:z-index="27" draw:name="Shape28" draw:style-name="gr15" draw:text-style-name="P49" svg:width="0.795cm" svg:height="0.645cm" svg:x="5.438cm" svg:y="0.309cm"><draw:text-box><text:p>#U</text:p></draw:text-box></draw:frame><draw:frame text:anchor-type="paragraph" draw:z-index="28" draw:name="Shape29" draw:style-name="gr16" draw:text-style-name="P49" svg:width="0.645cm" svg:height="0.417cm" svg:x="6.382cm" svg:y="0.46cm"><draw:text-box><text:p><text:span text:style-name="T69">u∈U</text:span></text:p></draw:text-box></draw:frame><text:span text:style-name="T56"><text:s text:c="10"/><text:tab/><text:tab/><text:tab/></text:span><text:span text:style-name="T57">recall=</text:span><text:span text:style-name="T53"> <text:s text:c="14"/></text:span><text:span text:style-name="T51">Σ </text:span><text:span text:style-name="T52">recall</text:span><text:span text:style-name="T22">u</text:span></text:p>
      <text:p text:style-name="P5"/>
      <text:p text:style-name="P4"/>
      <text:list xml:id="list73141289819226" text:continue-list="list73141035239200" text:style-name="L1">
        <text:list-header>
          <text:p text:style-name="P19"/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01:15.014036743</meta:creation-date>
    <dc:date>2019-03-29T07:31:39.769104996</dc:date>
    <meta:editing-duration>PT11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93" meta:character-count="1376" meta:non-whitespace-character-count="1066"/>
  </office:meta>
</office:document-meta>
</file>